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остранство и время</text:title></text:p>
      <text:p text:style-name="OrgTitle"/>
      <text:p text:style-name="OrgSubtitle"><text:initial-creator>Кормышев ИСиПв-401</text:initial-creator></text:p>
      <text:p text:style-name="OrgSubtitle"/>
      <text:p text:style-name="OrgSubtitle">23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4cc283d">1. Основные понятия</text:a></text:p>
          <text:p text:style-name="Contents_20_1"><text:a xlink:type="simple" xlink:href="#org4c8b11c">2. Основные концепции пространства и времени</text:a></text:p>
          <text:p text:style-name="Contents_20_1"><text:a xlink:type="simple" xlink:href="#org728f8e4">3. Универсальность категорий пространства и времени</text:a></text:p>
          <text:p text:style-name="Contents_20_1"><text:a xlink:type="simple" xlink:href="#orgd571794">4. Взаимосвязь времени и пространства</text:a></text:p>
          <text:p text:style-name="Contents_20_1"><text:a xlink:type="simple" xlink:href="#org96d32b5">5. Всеобщие свойства времени и пространства</text:a></text:p>
          <text:p text:style-name="Contents_20_1"><text:a xlink:type="simple" xlink:href="#orgf085ab5">6. Метрические и топологические свойства</text:a></text:p>
          <text:p text:style-name="Contents_20_2"><text:a xlink:type="simple" xlink:href="#orgd63d736">6.1. Метрические</text:a></text:p>
          <text:p text:style-name="Contents_20_2"><text:a xlink:type="simple" xlink:href="#orgd517486">6.2. Топологические</text:a></text:p>
        </text:index-body>
      </text:table-of-content>
      <text:h text:style-name="Heading_20_1" text:outline-level="1" text:is-list-header="false">
<text:bookmark-start text:name="OrgXref.org4cc283d"/>
<text:bookmark text:name="org4cc283d"/>Основные понятия
<text:bookmark-end text:name="OrgXref.org4cc283d"/></text:h>
      <text:p text:style-name="Text_20_body"><text:span text:style-name="Bold">Пространство</text:span> - форма существования материи имеющее свойство протяженности всех компонентов во времени (<text:span text:style-name="Underline">Где?</text:span>)
</text:p>
      <text:p text:style-name="Text_20_body"><text:span text:style-name="Bold">Время</text:span> - Форма бытия материи, имеющее свойтива длительности и последовательности смены состояний в пространстве (<text:span text:style-name="Underline">Когда?</text:span>)
</text:p>
      <text:p text:style-name="Text_20_body"><text:span text:style-name="Bold">Перцептуальное (психологическое) пространство и время</text:span> - чувственное восприятие субъекта
</text:p>
      <text:p text:style-name="Text_20_body"><text:span text:style-name="Bold">Концептуальное (психологическое) пространство и время</text:span> - наши знания
</text:p>
      <text:h text:style-name="Heading_20_1" text:outline-level="1" text:is-list-header="false">
<text:bookmark-start text:name="OrgXref.org4c8b11c"/>
<text:bookmark text:name="org4c8b11c"/>Основные концепции пространства и времени
<text:bookmark-end text:name="OrgXref.org4c8b11c"/></text:h>
      <text:list text:style-name="OrgNumberedList" text:continue-numbering="false">
        <text:list-item>
          <text:p text:style-name="Text_20_body">Субстанциальная - рассматривает пространство и время как самостоятельные сущности
</text:p>
        </text:list-item>
        <text:list-item>
          <text:p text:style-name="Text_20_body">Реляционная - рассматривает пространство и время как форму существования вещей
</text:p>
        </text:list-item>
      </text:list>
      <text:h text:style-name="Heading_20_1" text:outline-level="1" text:is-list-header="false">
<text:bookmark-start text:name="OrgXref.org728f8e4"/>
<text:bookmark text:name="org728f8e4"/>Универсальность категорий пространства и времени
<text:bookmark-end text:name="OrgXref.org728f8e4"/></text:h>
      <text:list text:style-name="OrgBulletedList" text:continue-numbering="false">
        <text:list-item>
          <text:p text:style-name="Text_20_body">Пременимы для анализа объективной и субъективной реальности
</text:p>
        </text:list-item>
        <text:list-item>
          <text:p text:style-name="Text_20_body">Признается существования перцептуального пространства и времени
</text:p>
        </text:list-item>
        <text:list-item>
          <text:p text:style-name="Text_20_body">Существует социальное пространство и время
</text:p>
        </text:list-item>
        <text:list-item>
          <text:p text:style-name="Text_20_body">Существует биологическое пространство и время
</text:p>
        </text:list-item>
      </text:list>
      <text:h text:style-name="Heading_20_1" text:outline-level="1" text:is-list-header="false">
<text:bookmark-start text:name="OrgXref.orgd571794"/>
<text:bookmark text:name="orgd571794"/>Взаимосвязь времени и пространства
<text:bookmark-end text:name="OrgXref.orgd571794"/></text:h>
      <text:list text:style-name="OrgBulletedList" text:continue-numbering="false">
        <text:list-item>
          <text:p text:style-name="Text_20_body">Время - 4-тое пространство
</text:p>
        </text:list-item>
        <text:list-item>
          <text:p text:style-name="Text_20_body">Пространиство-временной срез нажей метагалактие 3+1
</text:p>
        </text:list-item>
        <text:list-item>
          <text:p text:style-name="Text_20_body">Современная наука считает, что есть миры с другими параметрами времени
</text:p>
        </text:list-item>
      </text:list>
      <text:h text:style-name="Heading_20_1" text:outline-level="1" text:is-list-header="false">
<text:bookmark-start text:name="OrgXref.org96d32b5"/>
<text:bookmark text:name="org96d32b5"/>Всеобщие свойства времени и пространства
<text:bookmark-end text:name="OrgXref.org96d32b5"/></text:h>
      <text:list text:style-name="OrgBulletedList" text:continue-numbering="false">
        <text:list-item>
          <text:p text:style-name="Text_20_body">Объективность и независимость от сознания человека
</text:p>
        </text:list-item>
        <text:list-item>
          <text:p text:style-name="Text_20_body">Неразрывная связь друг с другом и с движущейся материей
</text:p>
        </text:list-item>
        <text:list-item>
          <text:p text:style-name="Text_20_body">Единство непрерывного и прерывного в их структуре
</text:p>
        </text:list-item>
        <text:list-item>
          <text:p text:style-name="Text_20_body">Количественная и качественная бесконечность и вечность
</text:p>
        </text:list-item>
      </text:list>
      <text:h text:style-name="Heading_20_1" text:outline-level="1" text:is-list-header="false">
<text:bookmark-start text:name="OrgXref.orgf085ab5"/>
<text:bookmark text:name="orgf085ab5"/>Метрические и топологические свойства
<text:bookmark-end text:name="OrgXref.orgf085ab5"/></text:h>
      <text:h text:style-name="Heading_20_2" text:outline-level="2" text:is-list-header="false">
<text:bookmark-start text:name="OrgXref.orgd63d736"/>
<text:bookmark text:name="orgd63d736"/>Метрические
<text:bookmark-end text:name="OrgXref.orgd63d736"/></text:h>
      <text:list text:style-name="OrgBulletedList" text:continue-numbering="false">
        <text:list-item>
          <text:p text:style-name="Text_20_body">Гомогенность (однородность)
</text:p>
        </text:list-item>
        <text:list-item>
          <text:p text:style-name="Text_20_body">Изотропность
</text:p>
        </text:list-item>
        <text:list-item>
          <text:p text:style-name="Text_20_body">Трехмерность
</text:p>
        </text:list-item>
        <text:list-item>
          <text:p text:style-name="Text_20_body">Однородность и одномерность
</text:p>
        </text:list-item>
      </text:list>
      <text:h text:style-name="Heading_20_2" text:outline-level="2" text:is-list-header="false">
<text:bookmark-start text:name="OrgXref.orgd517486"/>
<text:bookmark text:name="orgd517486"/>Топологические
<text:bookmark-end text:name="OrgXref.orgd517486"/></text:h>
      <text:list text:style-name="OrgBulletedList" text:continue-numbering="false">
        <text:list-item>
          <text:p text:style-name="Text_20_body">Упорядоченность
</text:p>
        </text:list-item>
        <text:list-item>
          <text:p text:style-name="Text_20_body">Амизатропность
</text:p>
        </text:list-item>
        <text:list-item>
          <text:p text:style-name="Text_20_body">Ритм и темп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ИСиПв-401</dc:creator>
    <meta:initial-creator>Кормышев ИСиПв-401</meta:initial-creator>
    <dc:date>2024-10-23T11:22:31</dc:date>
    <meta:creation-date>2024-10-23T11:22:31</meta:creation-date>
    <meta:generator>Emacs 29.4 (Org mode 9.8-pre)</meta:generator>
    <meta:keyword/>
    <dc:subject/>
    <dc:title>Пространство и время</dc:title>
  </office:meta>
</office:document-meta>
</file>